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b5bc" officeooo:paragraph-rsid="000eb5bc"/>
    </style:style>
    <style:style style:name="P2" style:family="paragraph" style:parent-style-name="Standard">
      <style:text-properties officeooo:rsid="000eb5bc" officeooo:paragraph-rsid="0011ab6b"/>
    </style:style>
    <style:style style:name="P3" style:family="paragraph" style:parent-style-name="Standard">
      <style:text-properties officeooo:rsid="001230bc" officeooo:paragraph-rsid="001230bc"/>
    </style:style>
    <style:style style:name="P4" style:family="paragraph" style:parent-style-name="Standard">
      <style:text-properties officeooo:rsid="0013b416" officeooo:paragraph-rsid="0013b416"/>
    </style:style>
    <style:style style:name="P5" style:family="paragraph" style:parent-style-name="Standard">
      <style:text-properties officeooo:rsid="0015accd" officeooo:paragraph-rsid="0015accd"/>
    </style:style>
    <style:style style:name="P6" style:family="paragraph" style:parent-style-name="Standard">
      <style:text-properties officeooo:rsid="0015c1bc" officeooo:paragraph-rsid="0015c1bc"/>
    </style:style>
    <style:style style:name="P7" style:family="paragraph" style:parent-style-name="Standard">
      <style:text-properties officeooo:rsid="0018c036" officeooo:paragraph-rsid="0018c036"/>
    </style:style>
    <style:style style:name="P8" style:family="paragraph" style:parent-style-name="Standard">
      <style:text-properties officeooo:rsid="001907fc" officeooo:paragraph-rsid="001907fc"/>
    </style:style>
    <style:style style:name="P9" style:family="paragraph" style:parent-style-name="Standard">
      <style:text-properties officeooo:rsid="00161526" officeooo:paragraph-rsid="00161526"/>
    </style:style>
    <style:style style:name="P10" style:family="paragraph" style:parent-style-name="Standard">
      <style:paragraph-properties fo:break-before="page"/>
      <style:text-properties officeooo:rsid="001d92d2" officeooo:paragraph-rsid="001d92d2"/>
    </style:style>
    <style:style style:name="P11" style:family="paragraph" style:parent-style-name="Standard">
      <style:text-properties officeooo:rsid="001d92d2" officeooo:paragraph-rsid="001d92d2"/>
    </style:style>
    <style:style style:name="P12" style:family="paragraph" style:parent-style-name="Standard" style:list-style-name="L1">
      <style:text-properties officeooo:rsid="001d92d2" officeooo:paragraph-rsid="001d92d2"/>
    </style:style>
    <style:style style:name="P13" style:family="paragraph" style:parent-style-name="Standard" style:list-style-name="L2">
      <style:text-properties officeooo:rsid="001d92d2" officeooo:paragraph-rsid="001d92d2"/>
    </style:style>
    <style:style style:name="P14" style:family="paragraph" style:parent-style-name="Standard" style:list-style-name="L1">
      <style:text-properties officeooo:paragraph-rsid="001d92d2"/>
    </style:style>
    <style:style style:name="P15" style:family="paragraph" style:parent-style-name="Standard" style:list-style-name="L2">
      <style:text-properties officeooo:rsid="001f61d1" officeooo:paragraph-rsid="001f61d1"/>
    </style:style>
    <style:style style:name="P16" style:family="paragraph" style:parent-style-name="Standard">
      <style:text-properties officeooo:rsid="001f61d1" officeooo:paragraph-rsid="001f61d1"/>
    </style:style>
    <style:style style:name="P17" style:family="paragraph" style:parent-style-name="Standard" style:list-style-name="L3">
      <style:text-properties officeooo:rsid="001f61d1" officeooo:paragraph-rsid="001f61d1"/>
    </style:style>
    <style:style style:name="T1" style:family="text">
      <style:text-properties officeooo:rsid="0011ab6b"/>
    </style:style>
    <style:style style:name="T2" style:family="text">
      <style:text-properties officeooo:rsid="0013b416"/>
    </style:style>
    <style:style style:name="T3" style:family="text">
      <style:text-properties officeooo:rsid="0015c1bc"/>
    </style:style>
    <style:style style:name="T4" style:family="text">
      <style:text-properties officeooo:rsid="0016149c"/>
    </style:style>
    <style:style style:name="T5" style:family="text">
      <style:text-properties officeooo:rsid="00161526"/>
    </style:style>
    <style:style style:name="T6" style:family="text">
      <style:text-properties officeooo:rsid="00179907"/>
    </style:style>
    <style:style style:name="T7" style:family="text">
      <style:text-properties officeooo:rsid="001907fc"/>
    </style:style>
    <style:style style:name="T8" style:family="text">
      <style:text-properties officeooo:rsid="001d92d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REQUIREMENT: </text:p>
      <text:p text:style-name="P2"/>
      <text:p text:style-name="P2"><text:span text:style-name="T1">1. </text:span>As a company, I need to be able to enter a new item into inventory and change existing items</text:p>
      <text:p text:style-name="P1"/>
      <text:p text:style-name="P1">SYSTEM REQUIREMENTS: </text:p>
      <text:p text:style-name="P1"/>
      <text:p text:style-name="P1">1.<text:span text:style-name="T1">1</text:span> Add new items with name, quantity, price, and category, and link to purchase</text:p>
      <text:p text:style-name="P1"/>
      <text:p text:style-name="P1"><text:span text:style-name="T1">1.2</text:span> Display list of current items</text:p>
      <text:p text:style-name="P1"/>
      <text:p text:style-name="P1"><text:span text:style-name="T1">1.</text:span>3 Check box for items to be deleted, re-categorized</text:p>
      <text:p text:style-name="P1"/>
      <text:p text:style-name="P1"><text:span text:style-name="T1">1.</text:span>4 Changing information on specific items like brand</text:p>
      <text:p text:style-name="P1"/>
      <text:p text:style-name="P1"><text:span text:style-name="T1">1.</text:span>5 Categories can be selected by drop-down sorting</text:p>
      <text:p text:style-name="P1"/>
      <text:p text:style-name="P1"><text:span text:style-name="T1">1.</text:span>6 Prompt for confirmation of delete or changing items</text:p>
      <text:p text:style-name="P1"/>
      <text:p text:style-name="P1"><text:span text:style-name="T1">1.</text:span>7 Undo button for most recent operation</text:p>
      <text:p text:style-name="P1"/>
      <text:p text:style-name="P1"><text:span text:style-name="T1">1.</text:span>8 Create new version of inventory each day</text:p>
      <text:p text:style-name="P1"/>
      <text:p text:style-name="P3">FUNCTIONAL REQUIREMENTS:</text:p>
      <text:p text:style-name="P3"/>
      <text:p text:style-name="P3">1. See and navigate between options in system</text:p>
      <text:p text:style-name="P3"/>
      <text:p text:style-name="P3">2. Add new items to inventory</text:p>
      <text:p text:style-name="P3"/>
      <text:p text:style-name="P3">3. Save data and view previous days</text:p>
      <text:p text:style-name="P3"/>
      <text:p text:style-name="P3">4. <text:span text:style-name="T2">Sort through inventory and sales data</text:span></text:p>
      <text:p text:style-name="P3"/>
      <text:p text:style-name="P4">5. Track sales in total and by product</text:p>
      <text:p text:style-name="P4"/>
      <text:p text:style-name="P4">6. <text:span text:style-name="T6">Filter out by category/availability/vendor</text:span></text:p>
      <text:p text:style-name="P7"/>
      <text:p text:style-name="P7">7. Custom filters by range</text:p>
      <text:p text:style-name="P7"/>
      <text:p text:style-name="P8">8. Login page at start</text:p>
      <text:p text:style-name="P4"/>
      <text:p text:style-name="P4">NON-FU<text:span text:style-name="T4">N</text:span>CTIONAL REQUIREMENT</text:p>
      <text:p text:style-name="P4"/>
      <text:p text:style-name="P4">1. Protect data from loss/overwrite</text:p>
      <text:p text:style-name="P4"/>
      <text:p text:style-name="P5">2. Not run out of space</text:p>
      <text:p text:style-name="P5"/>
      <text:p text:style-name="P5">3. <text:span text:style-name="T3">Loading windows quickly</text:span></text:p>
      <text:p text:style-name="P5"/>
      <text:p text:style-name="P6">4. <text:span text:style-name="T5">Windows organized by relevant information</text:span></text:p>
      <text:p text:style-name="P6"><text:soft-page-break/></text:p>
      <text:p text:style-name="P6">5. <text:span text:style-name="T5">Sales analysis easily readable</text:span></text:p>
      <text:p text:style-name="P6"/>
      <text:p text:style-name="P9">6. <text:span text:style-name="T7">Constant back/home button</text:span></text:p>
      <text:p text:style-name="P9"/>
      <text:p text:style-name="P10">Use Cases:<text:line-break/></text:p>
      <text:p text:style-name="P11">1. Check Inventory</text:p>
      <text:list text:style-name="L1">
        <text:list-item>
          <text:p text:style-name="P14"><text:span text:style-name="T8">1.1 Get Information</text:span></text:p>
        </text:list-item>
        <text:list-item>
          <text:p text:style-name="P12">1.2 Display Information</text:p>
          <text:list>
            <text:list-item>
              <text:p text:style-name="P12">1.2.1 Load Item Info</text:p>
            </text:list-item>
            <text:list-item>
              <text:p text:style-name="P12">1.2.2 Display Buttons for Edit/Add/Remove</text:p>
            </text:list-item>
            <text:list-item>
              <text:p text:style-name="P12">1.2.3 Display Sort/Filter Options</text:p>
            </text:list-item>
            <text:list-item>
              <text:p text:style-name="P12">1.2.4 Display search bar and button</text:p>
            </text:list-item>
          </text:list>
        </text:list-item>
      </text:list>
      <text:p text:style-name="P11">2. Edit Inventory</text:p>
      <text:list xml:id="list2051396051" text:style-name="L2">
        <text:list-item>
          <text:p text:style-name="P13">2.1 Determine Action</text:p>
        </text:list-item>
        <text:list-item>
          <text:p text:style-name="P13">2.2 Display Confirmation Message</text:p>
        </text:list-item>
        <text:list-item>
          <text:p text:style-name="P15">2.3 Save </text:p>
          <text:list>
            <text:list-item>
              <text:p text:style-name="P15">Change GUI</text:p>
            </text:list-item>
            <text:list-item>
              <text:p text:style-name="P15">Change Spreadsheet</text:p>
            </text:list-item>
          </text:list>
        </text:list-item>
      </text:list>
      <text:p text:style-name="P16">3. Sales</text:p>
      <text:list text:style-name="L3">
        <text:list-item>
          <text:p text:style-name="P17">3.1 Get Information</text:p>
          <text:list>
            <text:list-item>
              <text:p text:style-name="P17">Determine time-frame </text:p>
            </text:list-item>
            <text:list-item>
              <text:p text:style-name="P17">Open spreadsheet and get files from that time-frame</text:p>
            </text:list-item>
            <text:list-item>
              <text:p text:style-name="P17">Create instances of GraphInfo classes </text:p>
            </text:list-item>
          </text:list>
        </text:list-item>
        <text:list-item>
          <text:p text:style-name="P17">3.2 Display Information (Graphs</text:p>
          <text:list>
            <text:list-item>
              <text:p text:style-name="P17">Load info from each GraphInfo class</text:p>
            </text:list-item>
          </text:list>
        </text:list-item>
      </text:list>
      <text:p text:style-name="P16"/>
      <text:list text:continue-list="list2051396051" text:style-name="L2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05:19.553787000</meta:creation-date>
    <dc:date>2024-10-02T11:52:05.202349439</dc:date>
    <meta:editing-duration>PT1H23M36S</meta:editing-duration>
    <meta:editing-cycles>14</meta:editing-cycles>
    <meta:generator>LibreOffice/24.2.6.2$Linux_X86_64 LibreOffice_project/420$Build-2</meta:generator>
    <meta:document-statistic meta:table-count="0" meta:image-count="0" meta:object-count="0" meta:page-count="3" meta:paragraph-count="49" meta:word-count="272" meta:character-count="1590" meta:non-whitespace-character-count="1378"/>
  </office:meta>
</office:document-meta>
</file>